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toolpanel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toolpanel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toolpanel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toolpanel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toolpanel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toolpanel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1" svg:font-family="'Times New Roman'" style:font-family-generic="roman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ela1" style:family="table">
      <style:table-properties style:width="6.6938in" fo:margin-left="0in" fo:margin-right="-0.0007in" table:align="margins"/>
    </style:style>
    <style:style style:name="Tabela1.A" style:family="table-column">
      <style:table-column-properties style:column-width="0.7438in" style:rel-column-width="7281*"/>
    </style:style>
    <style:style style:name="Tabela1.I" style:family="table-column">
      <style:table-column-properties style:column-width="0.7444in" style:rel-column-width="7287*"/>
    </style:style>
    <style:style style:name="Tabela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a1.I1" style:family="table-cell">
      <style:table-cell-properties fo:padding="0.0382in" fo:border="0.0007in solid #000000"/>
    </style:style>
    <style:style style:name="Tabela1.A2" style:family="table-cell">
      <style:table-cell-properties fo:padding="0.0382in" fo:border-left="0.0007in solid #000000" fo:border-right="none" fo:border-top="none" fo:border-bottom="0.0007in solid #000000"/>
    </style:style>
    <style:style style:name="Tabela1.I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ela2" style:family="table">
      <style:table-properties style:width="6.6979in" fo:margin-left="0in" fo:margin-right="-0.0049in" table:align="margins"/>
    </style:style>
    <style:style style:name="Tabela2.A" style:family="table-column">
      <style:table-column-properties style:column-width="0.6063in" style:rel-column-width="5931*"/>
    </style:style>
    <style:style style:name="Tabela2.B" style:family="table-column">
      <style:table-column-properties style:column-width="0.6083in" style:rel-column-width="5952*"/>
    </style:style>
    <style:style style:name="Tabela2.F" style:family="table-column">
      <style:table-column-properties style:column-width="0.6076in" style:rel-column-width="5945*"/>
    </style:style>
    <style:style style:name="Tabela2.J" style:family="table-column">
      <style:table-column-properties style:column-width="0.6132in" style:rel-column-width="5999*"/>
    </style:style>
    <style:style style:name="Tabela2.K" style:family="table-column">
      <style:table-column-properties style:column-width="0.6132in" style:rel-column-width="6003*"/>
    </style:style>
    <style:style style:name="Tabela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a2.K1" style:family="table-cell">
      <style:table-cell-properties fo:padding="0.0382in" fo:border="0.0007in solid #000000"/>
    </style:style>
    <style:style style:name="Tabela2.A2" style:family="table-cell">
      <style:table-cell-properties fo:padding="0.0382in" fo:border-left="0.0007in solid #000000" fo:border-right="none" fo:border-top="none" fo:border-bottom="0.0007in solid #000000"/>
    </style:style>
    <style:style style:name="Tabela2.K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ela3" style:family="table">
      <style:table-properties style:width="6.6938in" fo:margin-left="0in" fo:margin-right="-0.0007in" table:align="margins"/>
    </style:style>
    <style:style style:name="Tabela3.A" style:family="table-column">
      <style:table-column-properties style:column-width="0.7438in" style:rel-column-width="7281*"/>
    </style:style>
    <style:style style:name="Tabela3.I" style:family="table-column">
      <style:table-column-properties style:column-width="0.7444in" style:rel-column-width="7287*"/>
    </style:style>
    <style:style style:name="Tabela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a3.I1" style:family="table-cell">
      <style:table-cell-properties fo:padding="0.0382in" fo:border="0.0007in solid #000000"/>
    </style:style>
    <style:style style:name="Tabela3.A2" style:family="table-cell">
      <style:table-cell-properties fo:padding="0.0382in" fo:border-left="0.0007in solid #000000" fo:border-right="none" fo:border-top="none" fo:border-bottom="0.0007in solid #000000"/>
    </style:style>
    <style:style style:name="Tabela3.I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ela4" style:family="table">
      <style:table-properties style:width="2.1146in" table:align="left"/>
    </style:style>
    <style:style style:name="Tabela4.A" style:family="table-column">
      <style:table-column-properties style:column-width="1.0521in"/>
    </style:style>
    <style:style style:name="Tabela4.B" style:family="table-column">
      <style:table-column-properties style:column-width="1.0625in"/>
    </style:style>
    <style:style style:name="Tabela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a4.B1" style:family="table-cell">
      <style:table-cell-properties fo:padding="0.0382in" fo:border="0.0007in solid #000000"/>
    </style:style>
    <style:style style:name="Tabela4.A2" style:family="table-cell">
      <style:table-cell-properties fo:padding="0.0382in" fo:border-left="0.0007in solid #000000" fo:border-right="none" fo:border-top="none" fo:border-bottom="0.0007in solid #000000"/>
    </style:style>
    <style:style style:name="Tabela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ela5" style:family="table">
      <style:table-properties style:width="6.6938in" fo:margin-left="0in" fo:margin-right="-0.0007in" table:align="margins"/>
    </style:style>
    <style:style style:name="Tabela5.A" style:family="table-column">
      <style:table-column-properties style:column-width="0.6083in" style:rel-column-width="5956*"/>
    </style:style>
    <style:style style:name="Tabela5.C" style:family="table-column">
      <style:table-column-properties style:column-width="0.6083in" style:rel-column-width="5957*"/>
    </style:style>
    <style:style style:name="Tabela5.I" style:family="table-column">
      <style:table-column-properties style:column-width="0.609in" style:rel-column-width="5962*"/>
    </style:style>
    <style:style style:name="Tabela5.J" style:family="table-column">
      <style:table-column-properties style:column-width="0.609in" style:rel-column-width="5961*"/>
    </style:style>
    <style:style style:name="Tabela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a5.K1" style:family="table-cell">
      <style:table-cell-properties fo:padding="0.0382in" fo:border="0.0007in solid #000000"/>
    </style:style>
    <style:style style:name="Tabela5.A2" style:family="table-cell">
      <style:table-cell-properties fo:padding="0.0382in" fo:border-left="0.0007in solid #000000" fo:border-right="none" fo:border-top="none" fo:border-bottom="0.0007in solid #000000"/>
    </style:style>
    <style:style style:name="Tabela5.K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ela6" style:family="table">
      <style:table-properties style:width="2.1146in" table:align="left"/>
    </style:style>
    <style:style style:name="Tabela6.A" style:family="table-column">
      <style:table-column-properties style:column-width="1.0521in"/>
    </style:style>
    <style:style style:name="Tabela6.B" style:family="table-column">
      <style:table-column-properties style:column-width="1.0625in"/>
    </style:style>
    <style:style style:name="Tabela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a6.B1" style:family="table-cell">
      <style:table-cell-properties fo:padding="0.0382in" fo:border="0.0007in solid #000000"/>
    </style:style>
    <style:style style:name="Tabela6.A2" style:family="table-cell">
      <style:table-cell-properties fo:padding="0.0382in" fo:border-left="0.0007in solid #000000" fo:border-right="none" fo:border-top="none" fo:border-bottom="0.0007in solid #000000"/>
    </style:style>
    <style:style style:name="Tabela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Ubuntu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text-properties style:font-name="Ubuntu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Ubuntu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Ubuntu" fo:font-size="10pt" style:font-size-asian="10pt" style:font-size-complex="10pt"/>
    </style:style>
    <style:style style:name="P6" style:family="paragraph" style:parent-style-name="Text_20_body">
      <style:text-properties style:font-name="Ubuntu" fo:font-size="10pt" fo:font-weight="bold" style:font-size-asian="10pt" style:font-weight-asian="bold" style:font-size-complex="10pt" style:font-weight-complex="bold"/>
    </style:style>
    <style:style style:name="P7" style:family="paragraph" style:parent-style-name="Text_20_body">
      <style:text-properties style:font-name="Ubuntu" fo:font-size="10pt" fo:font-weight="normal" style:font-size-asian="10pt" style:font-weight-asian="normal" style:font-size-complex="10pt" style:font-weight-complex="normal"/>
    </style:style>
    <style:style style:name="P8" style:family="paragraph" style:parent-style-name="Text_20_body">
      <style:text-properties style:font-name="Ubuntu" fo:font-size="10pt" style:font-size-asian="10pt" style:font-size-complex="10pt"/>
    </style:style>
    <style:style style:name="P9" style:family="paragraph" style:parent-style-name="Text_20_body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10" style:family="paragraph" style:parent-style-name="Standard">
      <style:paragraph-properties fo:break-before="page"/>
      <style:text-properties style:font-name="Ubuntu" fo:font-size="10pt" fo:font-weight="bold" style:font-size-asian="10pt" style:font-weight-asian="bold" style:font-size-complex="10pt" style:font-weight-complex="bold"/>
    </style:style>
    <style:style style:name="P11" style:family="paragraph" style:parent-style-name="Heading_20_3">
      <style:text-properties style:font-name="Ubuntu"/>
    </style:style>
    <style:style style:name="P12" style:family="paragraph" style:parent-style-name="Tekst_20_podstawowy_20_2">
      <style:text-properties style:font-name="Ubuntu" fo:font-size="10pt" style:font-size-asian="10pt" style:font-size-complex="10pt"/>
    </style:style>
    <style:style style:name="P13" style:family="paragraph" style:parent-style-name="Text_20_body">
      <style:text-properties style:font-name="Ubuntu" fo:font-size="10pt" fo:font-weight="bold" style:font-size-asian="10pt" style:font-weight-asian="bold" style:font-size-complex="10pt" style:font-weight-complex="bold"/>
    </style:style>
    <style:style style:name="P14" style:family="paragraph" style:parent-style-name="Text_20_body">
      <style:text-properties style:font-name="Ubuntu" fo:font-size="10pt" fo:font-weight="normal" style:font-size-asian="10pt" style:font-weight-asian="normal" style:font-size-complex="10pt" style:font-weight-complex="normal"/>
    </style:style>
    <style:style style:name="P15" style:family="paragraph" style:parent-style-name="Text_20_body">
      <style:text-properties style:font-name="Ubuntu" fo:font-size="10pt" style:font-size-asian="10pt" style:font-size-complex="10pt"/>
    </style:style>
    <style:style style:name="P16" style:family="paragraph" style:parent-style-name="Text_20_body">
      <style:paragraph-properties fo:break-before="page"/>
      <style:text-properties style:font-name="Ubuntu" fo:font-size="10pt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Ubuntu" fo:font-size="10pt" style:font-size-asian="10pt" style:font-size-complex="10pt"/>
    </style:style>
    <style:style style:name="P18" style:family="paragraph" style:parent-style-name="Standard"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tyle="italic" style:font-style-asian="italic" style:font-style-complex="italic"/>
    </style:style>
    <style:style style:name="T3" style:family="text"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4" style:family="text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style:font-name="Times New Roman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3">OPRACOWANIE WYNIKÓW</text:h>
      <text:p text:style-name="P6"/>
      <text:p text:style-name="P6">AMPEROMIERZ</text:p>
      <text:p text:style-name="P7">Zakres<text:tab/><text:tab/><text:tab/>100 mA</text:p>
      <text:p text:style-name="P7">Liczba działek<text:tab/><text:tab/>50</text:p>
      <text:p text:style-name="P7">Klasa przyrządu<text:tab/>2,5</text:p>
      <text:p text:style-name="P6"/>
      <text:p text:style-name="P6">WOLTOMIERZ (PRĄD ZMIENNY)</text:p>
      <text:p text:style-name="P7">Zakres<text:tab/><text:tab/><text:tab/>2,5 V</text:p>
      <text:p text:style-name="P7">Liczba działek<text:tab/><text:tab/>100</text:p>
      <text:p text:style-name="P7">Klasa przyrządu<text:tab/>1,0</text:p>
      <text:p text:style-name="P7"/>
      <text:p text:style-name="P6">WOLTOMIERZ (PRĄD STAŁY)</text:p>
      <text:p text:style-name="P7">Zakres<text:tab/><text:tab/><text:tab/>10 V</text:p>
      <text:p text:style-name="P7">Liczba działek<text:tab/><text:tab/>100</text:p>
      <text:p text:style-name="P7">Klasa przyrządu<text:tab/>1,0</text:p>
      <text:p text:style-name="P6"/>
      <text:p text:style-name="P6">PRĄD ZMIENNY</text:p>
      <table:table table:name="Tabela1" table:style-name="Tabela1">
        <table:table-column table:style-name="Tabela1.A" table:number-columns-repeated="8"/>
        <table:table-column table:style-name="Tabela1.I"/>
        <table:table-row>
          <table:table-cell table:style-name="Tabela1.A1" office:value-type="string">
            <text:p text:style-name="P5">U [V]</text:p>
          </table:table-cell>
          <table:table-cell table:style-name="Tabela1.A1" office:value-type="string">
            <text:p text:style-name="P5">1</text:p>
          </table:table-cell>
          <table:table-cell table:style-name="Tabela1.A1" office:value-type="string">
            <text:p text:style-name="P5">2</text:p>
          </table:table-cell>
          <table:table-cell table:style-name="Tabela1.A1" office:value-type="string">
            <text:p text:style-name="P5">3</text:p>
          </table:table-cell>
          <table:table-cell table:style-name="Tabela1.A1" office:value-type="string">
            <text:p text:style-name="P5">4</text:p>
          </table:table-cell>
          <table:table-cell table:style-name="Tabela1.A1" office:value-type="string">
            <text:p text:style-name="P5">5</text:p>
          </table:table-cell>
          <table:table-cell table:style-name="Tabela1.A1" office:value-type="string">
            <text:p text:style-name="P5">6</text:p>
          </table:table-cell>
          <table:table-cell table:style-name="Tabela1.A1" office:value-type="string">
            <text:p text:style-name="P5">7</text:p>
          </table:table-cell>
          <table:table-cell table:style-name="Tabela1.I1" office:value-type="string">
            <text:p text:style-name="P5">8</text:p>
          </table:table-cell>
        </table:table-row>
        <table:table-row>
          <table:table-cell table:style-name="Tabela1.A2" office:value-type="string">
            <text:p text:style-name="P5">I [mA]</text:p>
          </table:table-cell>
          <table:table-cell table:style-name="Tabela1.A2" office:value-type="string">
            <text:p text:style-name="P5">4</text:p>
          </table:table-cell>
          <table:table-cell table:style-name="Tabela1.A2" office:value-type="string">
            <text:p text:style-name="P5">12</text:p>
          </table:table-cell>
          <table:table-cell table:style-name="Tabela1.A2" office:value-type="string">
            <text:p text:style-name="P5">20</text:p>
          </table:table-cell>
          <table:table-cell table:style-name="Tabela1.A2" office:value-type="string">
            <text:p text:style-name="P5">28</text:p>
          </table:table-cell>
          <table:table-cell table:style-name="Tabela1.A2" office:value-type="string">
            <text:p text:style-name="P5">36</text:p>
          </table:table-cell>
          <table:table-cell table:style-name="Tabela1.A2" office:value-type="string">
            <text:p text:style-name="P5">44</text:p>
          </table:table-cell>
          <table:table-cell table:style-name="Tabela1.A2" office:value-type="string">
            <text:p text:style-name="P5">52</text:p>
          </table:table-cell>
          <table:table-cell table:style-name="Tabela1.I2" office:value-type="string">
            <text:p text:style-name="P5">60</text:p>
          </table:table-cell>
        </table:table-row>
        <table:table-row>
          <table:table-cell table:style-name="Tabela1.A2" office:value-type="string">
            <text:p text:style-name="P5">Z [Ω]</text:p>
          </table:table-cell>
          <table:table-cell table:style-name="Tabela1.A2" office:value-type="string">
            <text:p text:style-name="P5">250</text:p>
          </table:table-cell>
          <table:table-cell table:style-name="Tabela1.A2" office:value-type="string">
            <text:p text:style-name="P5">166</text:p>
          </table:table-cell>
          <table:table-cell table:style-name="Tabela1.A2" office:value-type="string">
            <text:p text:style-name="P5">150</text:p>
          </table:table-cell>
          <table:table-cell table:style-name="Tabela1.A2" office:value-type="string">
            <text:p text:style-name="P5">142</text:p>
          </table:table-cell>
          <table:table-cell table:style-name="Tabela1.A2" office:value-type="string">
            <text:p text:style-name="P5">138</text:p>
          </table:table-cell>
          <table:table-cell table:style-name="Tabela1.A2" office:value-type="string">
            <text:p text:style-name="P5">136</text:p>
          </table:table-cell>
          <table:table-cell table:style-name="Tabela1.A2" office:value-type="string">
            <text:p text:style-name="P5">134</text:p>
          </table:table-cell>
          <table:table-cell table:style-name="Tabela1.I2" office:value-type="string">
            <text:p text:style-name="P5">133</text:p>
          </table:table-cell>
        </table:table-row>
      </table:table>
      <text:p text:style-name="P8"/>
      <text:p text:style-name="P8">CZĘSTOTLIWOŚĆ = 780 Hz</text:p>
      <text:p text:style-name="P8">ŚREDNIA ZAWADA: 143 Ω</text:p>
      <text:p text:style-name="P6"/>
      <text:p text:style-name="P6">PRĄD STAŁY</text:p>
      <table:table table:name="Tabela2" table:style-name="Tabela2">
        <table:table-column table:style-name="Tabela2.A"/>
        <table:table-column table:style-name="Tabela2.B" table:number-columns-repeated="4"/>
        <table:table-column table:style-name="Tabela2.F"/>
        <table:table-column table:style-name="Tabela2.B"/>
        <table:table-column table:style-name="Tabela2.F"/>
        <table:table-column table:style-name="Tabela2.B"/>
        <table:table-column table:style-name="Tabela2.J"/>
        <table:table-column table:style-name="Tabela2.K"/>
        <table:table-row>
          <table:table-cell table:style-name="Tabela2.A1" office:value-type="string">
            <text:p text:style-name="P5">U [V]</text:p>
          </table:table-cell>
          <table:table-cell table:style-name="Tabela2.A1" office:value-type="string">
            <text:p text:style-name="P5">0,25</text:p>
          </table:table-cell>
          <table:table-cell table:style-name="Tabela2.A1" office:value-type="string">
            <text:p text:style-name="P5">0,5</text:p>
          </table:table-cell>
          <table:table-cell table:style-name="Tabela2.A1" office:value-type="string">
            <text:p text:style-name="P5">0,75</text:p>
          </table:table-cell>
          <table:table-cell table:style-name="Tabela2.A1" office:value-type="string">
            <text:p text:style-name="P5">1</text:p>
          </table:table-cell>
          <table:table-cell table:style-name="Tabela2.A1" office:value-type="string">
            <text:p text:style-name="P5">1,25</text:p>
          </table:table-cell>
          <table:table-cell table:style-name="Tabela2.A1" office:value-type="string">
            <text:p text:style-name="P5">1,5</text:p>
          </table:table-cell>
          <table:table-cell table:style-name="Tabela2.A1" office:value-type="string">
            <text:p text:style-name="P5">1,75</text:p>
          </table:table-cell>
          <table:table-cell table:style-name="Tabela2.A1" office:value-type="string">
            <text:p text:style-name="P5">2</text:p>
          </table:table-cell>
          <table:table-cell table:style-name="Tabela2.A1" office:value-type="string">
            <text:p text:style-name="P5">2,25</text:p>
          </table:table-cell>
          <table:table-cell table:style-name="Tabela2.K1" office:value-type="string">
            <text:p text:style-name="P5">2,5</text:p>
          </table:table-cell>
        </table:table-row>
        <table:table-row>
          <table:table-cell table:style-name="Tabela2.A2" office:value-type="string">
            <text:p text:style-name="P5">I [mA]</text:p>
          </table:table-cell>
          <table:table-cell table:style-name="Tabela2.A2" office:value-type="string">
            <text:p text:style-name="P5">12</text:p>
          </table:table-cell>
          <table:table-cell table:style-name="Tabela2.A2" office:value-type="string">
            <text:p text:style-name="P5">18</text:p>
          </table:table-cell>
          <table:table-cell table:style-name="Tabela2.A2" office:value-type="string">
            <text:p text:style-name="P5">28</text:p>
          </table:table-cell>
          <table:table-cell table:style-name="Tabela2.A2" office:value-type="string">
            <text:p text:style-name="P5">36</text:p>
          </table:table-cell>
          <table:table-cell table:style-name="Tabela2.A2" office:value-type="string">
            <text:p text:style-name="P5">42</text:p>
          </table:table-cell>
          <table:table-cell table:style-name="Tabela2.A2" office:value-type="string">
            <text:p text:style-name="P5">50</text:p>
          </table:table-cell>
          <table:table-cell table:style-name="Tabela2.A2" office:value-type="string">
            <text:p text:style-name="P5">56</text:p>
          </table:table-cell>
          <table:table-cell table:style-name="Tabela2.A2" office:value-type="string">
            <text:p text:style-name="P5">62</text:p>
          </table:table-cell>
          <table:table-cell table:style-name="Tabela2.A2" office:value-type="string">
            <text:p text:style-name="P5">70</text:p>
          </table:table-cell>
          <table:table-cell table:style-name="Tabela2.K2" office:value-type="string">
            <text:p text:style-name="P5">80</text:p>
          </table:table-cell>
        </table:table-row>
        <table:table-row>
          <table:table-cell table:style-name="Tabela2.A2" office:value-type="string">
            <text:p text:style-name="P5">R [Ω]</text:p>
          </table:table-cell>
          <table:table-cell table:style-name="Tabela2.A2" office:value-type="string">
            <text:p text:style-name="P5">20</text:p>
          </table:table-cell>
          <table:table-cell table:style-name="Tabela2.A2" office:value-type="string">
            <text:p text:style-name="P5">27</text:p>
          </table:table-cell>
          <table:table-cell table:style-name="Tabela2.A2" office:value-type="string">
            <text:p text:style-name="P5">26</text:p>
          </table:table-cell>
          <table:table-cell table:style-name="Tabela2.A2" office:value-type="string">
            <text:p text:style-name="P5">27</text:p>
          </table:table-cell>
          <table:table-cell table:style-name="Tabela2.A2" office:value-type="string">
            <text:p text:style-name="P5">29</text:p>
          </table:table-cell>
          <table:table-cell table:style-name="Tabela2.A2" office:value-type="string">
            <text:p text:style-name="P5">30</text:p>
          </table:table-cell>
          <table:table-cell table:style-name="Tabela2.A2" office:value-type="string">
            <text:p text:style-name="P5">31</text:p>
          </table:table-cell>
          <table:table-cell table:style-name="Tabela2.A2" office:value-type="string">
            <text:p text:style-name="P5">32</text:p>
          </table:table-cell>
          <table:table-cell table:style-name="Tabela2.A2" office:value-type="string">
            <text:p text:style-name="P5">32</text:p>
          </table:table-cell>
          <table:table-cell table:style-name="Tabela2.K2" office:value-type="string">
            <text:p text:style-name="P5">31</text:p>
          </table:table-cell>
        </table:table-row>
      </table:table>
      <text:p text:style-name="P8"/>
      <text:p text:style-name="P8">ŚREDNIA IMPEDANCJA: 29 Ω</text:p>
      <text:p text:style-name="P8"/>
      <text:p text:style-name="P16"><text:span text:style-name="T7">OBLICZENIE ZAWADY</text:span></text:p>
      <text:p text:style-name="P7">PROGRAM OPENOFFICE.ORG CALC (3.3.0), FUNKCJA REGLINP.</text:p>
      <text:p text:style-name="P7"/>
      <text:p text:style-name="P7">WPROWADZONE DANE:</text:p>
      <table:table table:name="Tabela3" table:style-name="Tabela3">
        <table:table-column table:style-name="Tabela3.A" table:number-columns-repeated="8"/>
        <table:table-column table:style-name="Tabela3.I"/>
        <table:table-row>
          <table:table-cell table:style-name="Tabela3.A1" office:value-type="string">
            <text:p text:style-name="P5">DANE_X</text:p>
          </table:table-cell>
          <table:table-cell table:style-name="Tabela3.A1" office:value-type="string">
            <text:p text:style-name="P5">1</text:p>
          </table:table-cell>
          <table:table-cell table:style-name="Tabela3.A1" office:value-type="string">
            <text:p text:style-name="P5">2</text:p>
          </table:table-cell>
          <table:table-cell table:style-name="Tabela3.A1" office:value-type="string">
            <text:p text:style-name="P5">3</text:p>
          </table:table-cell>
          <table:table-cell table:style-name="Tabela3.A1" office:value-type="string">
            <text:p text:style-name="P5">4</text:p>
          </table:table-cell>
          <table:table-cell table:style-name="Tabela3.A1" office:value-type="string">
            <text:p text:style-name="P5">5</text:p>
          </table:table-cell>
          <table:table-cell table:style-name="Tabela3.A1" office:value-type="string">
            <text:p text:style-name="P5">6</text:p>
          </table:table-cell>
          <table:table-cell table:style-name="Tabela3.A1" office:value-type="string">
            <text:p text:style-name="P5">7</text:p>
          </table:table-cell>
          <table:table-cell table:style-name="Tabela3.I1" office:value-type="string">
            <text:p text:style-name="P5">8</text:p>
          </table:table-cell>
        </table:table-row>
        <table:table-row>
          <table:table-cell table:style-name="Tabela3.A2" office:value-type="string">
            <text:p text:style-name="P5">DANE_Y</text:p>
          </table:table-cell>
          <table:table-cell table:style-name="Tabela3.A2" office:value-type="string">
            <text:p text:style-name="P5">4</text:p>
          </table:table-cell>
          <table:table-cell table:style-name="Tabela3.A2" office:value-type="string">
            <text:p text:style-name="P5">12</text:p>
          </table:table-cell>
          <table:table-cell table:style-name="Tabela3.A2" office:value-type="string">
            <text:p text:style-name="P5">20</text:p>
          </table:table-cell>
          <table:table-cell table:style-name="Tabela3.A2" office:value-type="string">
            <text:p text:style-name="P5">28</text:p>
          </table:table-cell>
          <table:table-cell table:style-name="Tabela3.A2" office:value-type="string">
            <text:p text:style-name="P5">36</text:p>
          </table:table-cell>
          <table:table-cell table:style-name="Tabela3.A2" office:value-type="string">
            <text:p text:style-name="P5">44</text:p>
          </table:table-cell>
          <table:table-cell table:style-name="Tabela3.A2" office:value-type="string">
            <text:p text:style-name="P5">52</text:p>
          </table:table-cell>
          <table:table-cell table:style-name="Tabela3.I2" office:value-type="string">
            <text:p text:style-name="P5">60</text:p>
          </table:table-cell>
        </table:table-row>
      </table:table>
      <text:p text:style-name="P7">TYP_LINIOWY = 1</text:p>
      <text:p text:style-name="P7">PARAMETRY = 1</text:p>
      <text:p text:style-name="P7"/>
      <text:p text:style-name="P7">OTRZYMANE DANE: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5">7,733</text:p>
          </table:table-cell>
          <table:table-cell table:style-name="Tabela4.B1" office:value-type="string">
            <text:p text:style-name="P5">-2,488</text:p>
          </table:table-cell>
        </table:table-row>
        <table:table-row>
          <table:table-cell table:style-name="Tabela4.A2" office:value-type="string">
            <text:p text:style-name="P5">0,153</text:p>
          </table:table-cell>
          <table:table-cell table:style-name="Tabela4.B2" office:value-type="string">
            <text:p text:style-name="P5">0,732</text:p>
          </table:table-cell>
        </table:table-row>
        <table:table-row>
          <table:table-cell table:style-name="Tabela4.A2" office:value-type="string">
            <text:p text:style-name="P5">0,997</text:p>
          </table:table-cell>
          <table:table-cell table:style-name="Tabela4.B2" office:value-type="string">
            <text:p text:style-name="P5">1,192</text:p>
          </table:table-cell>
        </table:table-row>
        <table:table-row>
          <table:table-cell table:style-name="Tabela4.A2" office:value-type="string">
            <text:p text:style-name="P5">2523</text:p>
          </table:table-cell>
          <table:table-cell table:style-name="Tabela4.B2" office:value-type="string">
            <text:p text:style-name="P5">7</text:p>
          </table:table-cell>
        </table:table-row>
        <table:table-row>
          <table:table-cell table:style-name="Tabela4.A2" office:value-type="string">
            <text:p text:style-name="P5">3588,266</text:p>
          </table:table-cell>
          <table:table-cell table:style-name="Tabela4.B2" office:value-type="string">
            <text:p text:style-name="P5">9,955</text:p>
          </table:table-cell>
        </table:table-row>
      </table:table>
      <text:p text:style-name="P7"/>
      <text:p text:style-name="P7">WSPÓŁCZYNNIK NACHYLENIA FUNKCJI = a = 7,733</text:p>
      <text:p text:style-name="P7">1/a = 0,129</text:p>
      <text:p text:style-name="P8"><text:span text:style-name="T7">ZAWADA = 129 <text:s/>Ω</text:span></text:p>
      <text:p text:style-name="P8"><text:span text:style-name="T7"/></text:p>
      <text:p text:style-name="P8"><text:span text:style-name="T7">OBLICZENIE IMPEDANCJI</text:span></text:p>
      <text:p text:style-name="P7">PROGRAM OPENOFFICE.ORG CALC (3.3.0), FUNKCJA REGLINP.</text:p>
      <text:p text:style-name="P7"/>
      <text:p text:style-name="P7">WPROWADZONE DANE:</text:p>
      <table:table table:name="Tabela5" table:style-name="Tabela5">
        <table:table-column table:style-name="Tabela5.A" table:number-columns-repeated="2"/>
        <table:table-column table:style-name="Tabela5.C"/>
        <table:table-column table:style-name="Tabela5.A"/>
        <table:table-column table:style-name="Tabela5.C"/>
        <table:table-column table:style-name="Tabela5.A"/>
        <table:table-column table:style-name="Tabela5.C"/>
        <table:table-column table:style-name="Tabela5.A"/>
        <table:table-column table:style-name="Tabela5.I"/>
        <table:table-column table:style-name="Tabela5.J" table:number-columns-repeated="2"/>
        <table:table-row>
          <table:table-cell table:style-name="Tabela5.A1" office:value-type="string">
            <text:p text:style-name="P5">DANE_X</text:p>
          </table:table-cell>
          <table:table-cell table:style-name="Tabela5.A1" office:value-type="string">
            <text:p text:style-name="P5">0,25</text:p>
          </table:table-cell>
          <table:table-cell table:style-name="Tabela5.A1" office:value-type="string">
            <text:p text:style-name="P5">0,5</text:p>
          </table:table-cell>
          <table:table-cell table:style-name="Tabela5.A1" office:value-type="string">
            <text:p text:style-name="P5">0,75</text:p>
          </table:table-cell>
          <table:table-cell table:style-name="Tabela5.A1" office:value-type="string">
            <text:p text:style-name="P5">1</text:p>
          </table:table-cell>
          <table:table-cell table:style-name="Tabela5.A1" office:value-type="string">
            <text:p text:style-name="P5">1,25</text:p>
          </table:table-cell>
          <table:table-cell table:style-name="Tabela5.A1" office:value-type="string">
            <text:p text:style-name="P5">1,5</text:p>
          </table:table-cell>
          <table:table-cell table:style-name="Tabela5.A1" office:value-type="string">
            <text:p text:style-name="P5">1,75</text:p>
          </table:table-cell>
          <table:table-cell table:style-name="Tabela5.A1" office:value-type="string">
            <text:p text:style-name="P5">2</text:p>
          </table:table-cell>
          <table:table-cell table:style-name="Tabela5.A1" office:value-type="string">
            <text:p text:style-name="P5">2,25</text:p>
          </table:table-cell>
          <table:table-cell table:style-name="Tabela5.K1" office:value-type="string">
            <text:p text:style-name="P5">2,5</text:p>
          </table:table-cell>
        </table:table-row>
        <table:table-row>
          <table:table-cell table:style-name="Tabela5.A2" office:value-type="string">
            <text:p text:style-name="P5">DANE_Y</text:p>
          </table:table-cell>
          <table:table-cell table:style-name="Tabela5.A2" office:value-type="string">
            <text:p text:style-name="P5">12</text:p>
          </table:table-cell>
          <table:table-cell table:style-name="Tabela5.A2" office:value-type="string">
            <text:p text:style-name="P5">18</text:p>
          </table:table-cell>
          <table:table-cell table:style-name="Tabela5.A2" office:value-type="string">
            <text:p text:style-name="P5">28</text:p>
          </table:table-cell>
          <table:table-cell table:style-name="Tabela5.A2" office:value-type="string">
            <text:p text:style-name="P5">36</text:p>
          </table:table-cell>
          <table:table-cell table:style-name="Tabela5.A2" office:value-type="string">
            <text:p text:style-name="P5">42</text:p>
          </table:table-cell>
          <table:table-cell table:style-name="Tabela5.A2" office:value-type="string">
            <text:p text:style-name="P5">50</text:p>
          </table:table-cell>
          <table:table-cell table:style-name="Tabela5.A2" office:value-type="string">
            <text:p text:style-name="P5">56</text:p>
          </table:table-cell>
          <table:table-cell table:style-name="Tabela5.A2" office:value-type="string">
            <text:p text:style-name="P5">62</text:p>
          </table:table-cell>
          <table:table-cell table:style-name="Tabela5.A2" office:value-type="string">
            <text:p text:style-name="P5">70</text:p>
          </table:table-cell>
          <table:table-cell table:style-name="Tabela5.K2" office:value-type="string">
            <text:p text:style-name="P5">80</text:p>
          </table:table-cell>
        </table:table-row>
      </table:table>
      <text:p text:style-name="P7">TYP_LINIOWY = 1</text:p>
      <text:p text:style-name="P7">PARAMETRY = 1</text:p>
      <text:p text:style-name="P7"/>
      <text:p text:style-name="P7">OTRZYMANE DANE:</text:p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5">30,327</text:p>
          </table:table-cell>
          <table:table-cell table:style-name="Tabela6.B1" office:value-type="string">
            <text:p text:style-name="P5">3,363</text:p>
          </table:table-cell>
        </table:table-row>
        <table:table-row>
          <table:table-cell table:style-name="Tabela6.A2" office:value-type="string">
            <text:p text:style-name="P5">0,707</text:p>
          </table:table-cell>
          <table:table-cell table:style-name="Tabela6.B2" office:value-type="string">
            <text:p text:style-name="P5">1,045</text:p>
          </table:table-cell>
        </table:table-row>
        <table:table-row>
          <table:table-cell table:style-name="Tabela6.A2" office:value-type="string">
            <text:p text:style-name="P5">0,995</text:p>
          </table:table-cell>
          <table:table-cell table:style-name="Tabela6.B2" office:value-type="string">
            <text:p text:style-name="P5">1,854</text:p>
          </table:table-cell>
        </table:table-row>
        <table:table-row>
          <table:table-cell table:style-name="Tabela6.A2" office:value-type="string">
            <text:p text:style-name="P5">1839,014</text:p>
          </table:table-cell>
          <table:table-cell table:style-name="Tabela6.B2" office:value-type="string">
            <text:p text:style-name="P5">9</text:p>
          </table:table-cell>
        </table:table-row>
        <table:table-row>
          <table:table-cell table:style-name="Tabela6.A2" office:value-type="string">
            <text:p text:style-name="P5">6323,236</text:p>
          </table:table-cell>
          <table:table-cell table:style-name="Tabela6.B2" office:value-type="string">
            <text:p text:style-name="P5">30,945</text:p>
          </table:table-cell>
        </table:table-row>
      </table:table>
      <text:p text:style-name="P7"/>
      <text:p text:style-name="P7">WSPÓŁCZYNNIK NACHYLENIA FUNKCJI = a = 30,327</text:p>
      <text:p text:style-name="P7">1/a = 0.032</text:p>
      <text:p text:style-name="P6">IMPEDANCJA: 32 Ω</text:p>
      <text:p text:style-name="P10">OBLICZENIA I BŁĘDY POMIAROWE</text:p>
      <text:p text:style-name="P2"/>
      <text:p text:style-name="P2"><draw:frame draw:style-name="fr1" draw:name="Obiekt3" text:anchor-type="as-char" svg:width="0.9244in" svg:height="0.4335in" draw:z-index="0"><draw:object xlink:href="./Object 3" xlink:type="simple" xlink:show="embed" xlink:actuate="onLoad"/><draw:image xlink:href="./ObjectReplacements/Object 3" xlink:type="simple" xlink:show="embed" xlink:actuate="onLoad"/></draw:frame></text:p>
      <text:p text:style-name="P2"/>
      <text:p text:style-name="P2"><draw:frame draw:style-name="fr1" draw:name="Obiekt8" text:anchor-type="as-char" svg:width="2.8283in" svg:height="0.4335in" draw:z-index="2"><draw:object xlink:href="./Object 8" xlink:type="simple" xlink:show="embed" xlink:actuate="onLoad"/><draw:image xlink:href="./ObjectReplacements/Object 8" xlink:type="simple" xlink:show="embed" xlink:actuate="onLoad"/><svg:desc>formuła</svg:desc></draw:frame></text:p>
      <text:p text:style-name="P2"/>
      <text:p text:style-name="P3"><text:s text:c="3"/><text:span text:style-name="T2">Δf </text:span><text:span text:style-name="T1">= 2,5 % z 780 </text:span><text:span text:style-name="T2">Hz </text:span><text:span text:style-name="T1">+ 1 </text:span><text:span text:style-name="T2">Hz</text:span></text:p>
      <text:p text:style-name="P4"><text:s text:c="3"/>Δf <text:span text:style-name="T5">= 2,5 * 780 / 100 + 1 = 20,5 </text:span>Hz</text:p>
      <text:p text:style-name="P9"/>
      <text:p text:style-name="P1"><draw:frame draw:style-name="fr1" draw:name="Obiekt1" text:anchor-type="as-char" svg:width="2.1457in" svg:height="0.2091in" draw:z-index="3"><draw:object xlink:href="./Object 1" xlink:type="simple" xlink:show="embed" xlink:actuate="onLoad"/><draw:image xlink:href="./ObjectReplacements/Object 1" xlink:type="simple" xlink:show="embed" xlink:actuate="onLoad"/><svg:desc>formuła</svg:desc></draw:frame></text:p>
      <text:p text:style-name="P1"><draw:frame draw:style-name="fr1" draw:name="Obiekt2" text:anchor-type="as-char" svg:width="2.0354in" svg:height="0.2091in" draw:z-index="7"><draw:object xlink:href="./Object 2" xlink:type="simple" xlink:show="embed" xlink:actuate="onLoad"/><draw:image xlink:href="./ObjectReplacements/Object 2" xlink:type="simple" xlink:show="embed" xlink:actuate="onLoad"/><svg:desc>formuła</svg:desc></draw:frame></text:p>
      <text:p text:style-name="P1"><text:s/><draw:frame draw:style-name="fr2" draw:name="Obiekt4" text:anchor-type="as-char" svg:y="0.0689in" svg:width="4.789in" svg:height="0.5165in" draw:z-index="1"><draw:object xlink:href="./Object 4" xlink:type="simple" xlink:show="embed" xlink:actuate="onLoad"/><draw:image xlink:href="./ObjectReplacements/Object 4" xlink:type="simple" xlink:show="embed" xlink:actuate="onLoad"/></draw:frame></text:p>
      <text:p text:style-name="P1"/>
      <text:p text:style-name="P1"><draw:frame draw:style-name="fr2" draw:name="Obiekt5" text:anchor-type="as-char" svg:y="0.0689in" svg:width="6.511in" svg:height="0.5189in" draw:z-index="4"><draw:object xlink:href="./Object 5" xlink:type="simple" xlink:show="embed" xlink:actuate="onLoad"/><draw:image xlink:href="./ObjectReplacements/Object 5" xlink:type="simple" xlink:show="embed" xlink:actuate="onLoad"/><svg:desc>formuła</svg:desc></draw:frame></text:p>
      <text:p text:style-name="P2"/>
      <text:p text:style-name="P2"><draw:frame draw:style-name="fr1" draw:name="Obiekt6" text:anchor-type="as-char" svg:width="5.6528in" svg:height="0.1992in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2"/>
      <text:p text:style-name="P2"><draw:frame draw:style-name="fr1" draw:name="Obiekt7" text:anchor-type="as-char" svg:width="1.028in" svg:height="0.1839in" draw:z-index="6"><draw:object xlink:href="./Object 7" xlink:type="simple" xlink:show="embed" xlink:actuate="onLoad"/><draw:image xlink:href="./ObjectReplacements/Object 7" xlink:type="simple" xlink:show="embed" xlink:actuate="onLoad"/><svg:desc>formuła</svg:desc></draw:frame></text:p>
      <text:p text:style-name="P2"/>
      <text:p text:style-name="P2"><draw:frame draw:style-name="fr1" draw:name="Obiekt9" text:anchor-type="as-char" svg:width="1.5165in" svg:height="0.3929in" draw:z-index="8"><draw:object xlink:href="./Object 9" xlink:type="simple" xlink:show="embed" xlink:actuate="onLoad"/><draw:image xlink:href="./ObjectReplacements/Object 9" xlink:type="simple" xlink:show="embed" xlink:actuate="onLoad"/><svg:desc>formuła</svg:desc></draw:frame></text:p>
      <text:p text:style-name="P2"/>
      <text:p text:style-name="P2"><text:s text:c="4"/><text:span text:style-name="T3">L </text:span><text:span text:style-name="T4">= 25,51 (</text:span><text:span text:style-name="T6">±</text:span><text:span text:style-name="T4"> 3,46) </text:span><text:span text:style-name="T3">mH</text:span></text:p>
      <text:p text:style-name="P4"/>
      <text:h text:style-name="P11" text:outline-level="3">WNIOSKI</text:h>
      <text:p text:style-name="P12">Wyznaczenie współczynnika samoindukcji cewki metodą Zawady wprowadza mniej niż 13,56 % błędu.</text:p>
      <text:p text:style-name="P12">Tak duży błąd spowodowany jest sporą różnicą pomiędzy wartościami uśrednionymi i wartościami obliczonymi metodą regresji liniowej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1" svg:font-family="'Times New Roman'" style:font-family-generic="roman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ekst_20_podstawowy_20_2" style:display-name="Tekst podstawowy 2" style:family="paragraph" style:parent-style-name="Standard">
      <style:paragraph-properties>
        <style:tab-stops>
          <style:tab-stop style:position="0in"/>
        </style:tab-stops>
      </style:paragraph-properties>
      <style:text-properties fo:font-size="12pt"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zak127 </meta:initial-creator>
    <meta:creation-date>2011-03-25T09:08:36</meta:creation-date>
    <dc:date>2011-06-04T17:01:11</dc:date>
    <dc:creator>Michał Wesoły</dc:creator>
    <meta:editing-duration>PT4H30M2S</meta:editing-duration>
    <meta:editing-cycles>44</meta:editing-cycles>
    <meta:generator>OpenOffice.org/3.3$Linux OpenOffice.org_project/330m20$Build-9567</meta:generator>
    <meta:document-statistic meta:table-count="6" meta:image-count="0" meta:object-count="9" meta:page-count="3" meta:paragraph-count="172" meta:word-count="302" meta:character-count="1436"/>
  </office:meta>
</office:document-meta>
</file>

<file path=Object 1/content.xml><?xml version="1.0" encoding="utf-8"?>
<math xmlns="http://www.w3.org/1998/Math/MathML">
  <semantics>
    <mrow>
      <mo stretchy="false">Δ</mo>
      <mrow>
        <mrow>
          <mrow>
            <mi>Z</mi>
            <mo stretchy="false">=</mo>
            <mrow>
              <msub>
                <mi>Z</mi>
                <mi>m</mi>
              </msub>
              <mo stretchy="false">−</mo>
              <mi>Z</mi>
            </mrow>
          </mrow>
          <mo stretchy="false">=</mo>
          <mrow>
            <mn>143</mn>
            <mo stretchy="false">−</mo>
            <mn>129</mn>
          </mrow>
        </mrow>
        <mo stretchy="false">=</mo>
        <mn>14</mn>
      </mrow>
      <mo stretchy="false">Ω</mo>
    </mrow>
    <annotation encoding="StarMath 5.0">%iDELTA Z = Z_{m} - Z = 143 - 129 = 14 %iOMEGA </annotation>
  </semantics>
</math>
</file>

<file path=Object 2/content.xml><?xml version="1.0" encoding="utf-8"?>
<math xmlns="http://www.w3.org/1998/Math/MathML">
  <semantics>
    <mrow>
      <mo stretchy="false">Δ</mo>
      <mrow>
        <mrow>
          <mrow>
            <mi>R</mi>
            <mo stretchy="false">=</mo>
            <mrow>
              <msub>
                <mi>R</mi>
                <mi>m</mi>
              </msub>
              <mo stretchy="false">−</mo>
              <mi>R</mi>
            </mrow>
          </mrow>
          <mo stretchy="false">=</mo>
          <mrow>
            <mn>29</mn>
            <mo stretchy="false">−</mo>
            <mn>32</mn>
          </mrow>
        </mrow>
        <mo stretchy="false">=</mo>
        <mrow>
          <mo stretchy="false">−</mo>
          <mn>3</mn>
        </mrow>
      </mrow>
      <mo stretchy="false">Ω</mo>
    </mrow>
    <annotation encoding="StarMath 5.0">%iDELTA R = R_{m} - R = 29 - 32 = -3 %iOMEGA  </annotation>
  </semantics>
</math>
</file>

<file path=Object 3/content.xml><?xml version="1.0" encoding="utf-8"?>
<math xmlns="http://www.w3.org/1998/Math/MathML">
  <semantics>
    <mrow>
      <mi>L</mi>
      <mo stretchy="false">=</mo>
      <mfrac>
        <msqrt>
          <mrow>
            <msup>
              <mi>Z</mi>
              <mn>2</mn>
            </msup>
            <mo stretchy="false">−</mo>
            <msup>
              <mi>R</mi>
              <mn>2</mn>
            </msup>
          </mrow>
        </msqrt>
        <mrow>
          <mn>2</mn>
          <mo stretchy="false">Π</mo>
          <mi>f</mi>
        </mrow>
      </mfrac>
    </mrow>
    <annotation encoding="StarMath 5.0">L = {sqrt{Z^{2} - R^{2}} } over {2%iPI f}</annotation>
  </semantics>
</math>
</file>

<file path=Object 4/content.xml><?xml version="1.0" encoding="utf-8"?>
<math xmlns="http://www.w3.org/1998/Math/MathML">
  <semantics>
    <mrow>
      <mo stretchy="false">Δ</mo>
      <mrow>
        <mi>L</mi>
        <mo stretchy="false">=</mo>
        <mrow>
          <mfenced open="∣" close="∣">
            <mfrac>
              <mi>Z</mi>
              <mrow>
                <mn>2</mn>
                <mo stretchy="false">Π</mo>
                <mrow>
                  <mi>f</mi>
                  <mo stretchy="false">∗</mo>
                  <msqrt>
                    <mrow>
                      <msup>
                        <mi>Z</mi>
                        <mn>2</mn>
                      </msup>
                      <mo stretchy="false">−</mo>
                      <msup>
                        <mi>R</mi>
                        <mn>2</mn>
                      </msup>
                    </mrow>
                  </msqrt>
                </mrow>
              </mrow>
            </mfrac>
          </mfenced>
          <mo stretchy="false">∗</mo>
          <mo stretchy="false">Δ</mo>
        </mrow>
      </mrow>
      <mrow>
        <mi>Z</mi>
        <mo stretchy="false">+</mo>
        <mrow>
          <mfenced open="∣" close="∣">
            <mfrac>
              <mrow>
                <mo stretchy="false">−</mo>
                <mi>R</mi>
              </mrow>
              <mrow>
                <mn>2</mn>
                <mo stretchy="false">Π</mo>
                <mrow>
                  <mi>f</mi>
                  <mo stretchy="false">∗</mo>
                  <msqrt>
                    <mrow>
                      <msup>
                        <mi>Z</mi>
                        <mn>2</mn>
                      </msup>
                      <mo stretchy="false">−</mo>
                      <msup>
                        <mi>R</mi>
                        <mn>2</mn>
                      </msup>
                    </mrow>
                  </msqrt>
                </mrow>
              </mrow>
            </mfrac>
          </mfenced>
          <mo stretchy="false">∗</mo>
          <mo stretchy="false">Δ</mo>
        </mrow>
      </mrow>
      <mrow>
        <mi>R</mi>
        <mo stretchy="false">+</mo>
        <mrow>
          <mfenced open="∣" close="∣">
            <mfrac>
              <mrow>
                <mo stretchy="false">−</mo>
                <msqrt>
                  <mrow>
                    <msup>
                      <mi>Z</mi>
                      <mn>2</mn>
                    </msup>
                    <mo stretchy="false">−</mo>
                    <msup>
                      <mi>R</mi>
                      <mn>2</mn>
                    </msup>
                  </mrow>
                </msqrt>
              </mrow>
              <mrow>
                <mn>2</mn>
                <mo stretchy="false">Π</mo>
                <msup>
                  <mi>f</mi>
                  <mn>2</mn>
                </msup>
              </mrow>
            </mfrac>
          </mfenced>
          <mo stretchy="false">∗</mo>
          <mo stretchy="false">Δ</mo>
        </mrow>
      </mrow>
      <mi>f</mi>
    </mrow>
    <annotation encoding="StarMath 5.0">%iDELTA L = left lline {Z} over {2%iPI f * sqrt{Z^{2} - R^{2}} }  right rline * %iDELTA Z + left lline {-R} over {2%iPI f * sqrt{Z^{2} - R^{2}} }  right rline * %iDELTA R + left lline {-sqrt{Z^{2} - R^{2}}} over {2%iPI f^{2}}  right rline * %iDELTA f</annotation>
  </semantics>
</math>
</file>

<file path=Object 5/content.xml><?xml version="1.0" encoding="utf-8"?>
<math xmlns="http://www.w3.org/1998/Math/MathML">
  <semantics>
    <mrow>
      <mo stretchy="false">Δ</mo>
      <mrow>
        <mi>L</mi>
        <mo stretchy="false">=</mo>
        <mrow>
          <mrow>
            <mrow>
              <mfenced open="∣" close="∣">
                <mfrac>
                  <mn>129</mn>
                  <mrow>
                    <mrow>
                      <mrow>
                        <mn>2</mn>
                        <mo stretchy="false">∗</mo>
                        <mn>3,14</mn>
                      </mrow>
                      <mo stretchy="false">∗</mo>
                      <mn>780</mn>
                    </mrow>
                    <mo stretchy="false">∗</mo>
                    <msqrt>
                      <mrow>
                        <msup>
                          <mn>129</mn>
                          <mn>2</mn>
                        </msup>
                        <mo stretchy="false">−</mo>
                        <msup>
                          <mn>32</mn>
                          <mn>2</mn>
                        </msup>
                      </mrow>
                    </msqrt>
                  </mrow>
                </mfrac>
              </mfenced>
              <mo stretchy="false">∗</mo>
              <mn>14</mn>
            </mrow>
            <mo stretchy="false">+</mo>
            <mrow>
              <mfenced open="∣" close="∣">
                <mfrac>
                  <mrow>
                    <mo stretchy="false">−</mo>
                    <mn>32</mn>
                  </mrow>
                  <mrow>
                    <mrow>
                      <mrow>
                        <mn>2</mn>
                        <mo stretchy="false">∗</mo>
                        <mn>3,14</mn>
                      </mrow>
                      <mo stretchy="false">∗</mo>
                      <mn>780</mn>
                    </mrow>
                    <mo stretchy="false">∗</mo>
                    <msqrt>
                      <mrow>
                        <msup>
                          <mn>129</mn>
                          <mn>2</mn>
                        </msup>
                        <mo stretchy="false">−</mo>
                        <msup>
                          <mn>32</mn>
                          <mn>2</mn>
                        </msup>
                      </mrow>
                    </msqrt>
                  </mrow>
                </mfrac>
              </mfenced>
              <mo stretchy="false">∗</mo>
              <mrow>
                <mo stretchy="false">(</mo>
                <mrow>
                  <mo stretchy="false">−</mo>
                  <mn>3</mn>
                </mrow>
                <mo stretchy="false">)</mo>
              </mrow>
            </mrow>
          </mrow>
          <mo stretchy="false">+</mo>
          <mrow>
            <mfenced open="∣" close="∣">
              <mfrac>
                <mrow>
                  <mo stretchy="false">−</mo>
                  <msqrt>
                    <mrow>
                      <msup>
                        <mn>129</mn>
                        <mn>2</mn>
                      </msup>
                      <mo stretchy="false">−</mo>
                      <msup>
                        <mn>32</mn>
                        <mn>2</mn>
                      </msup>
                    </mrow>
                  </msqrt>
                </mrow>
                <mrow>
                  <mrow>
                    <mn>2</mn>
                    <mo stretchy="false">∗</mo>
                    <mn>3,14</mn>
                  </mrow>
                  <mo stretchy="false">∗</mo>
                  <msup>
                    <mn>780</mn>
                    <mn>2</mn>
                  </msup>
                </mrow>
              </mfrac>
            </mfenced>
            <mo stretchy="false">∗</mo>
            <mn>20,5</mn>
          </mrow>
        </mrow>
      </mrow>
    </mrow>
    <annotation encoding="StarMath 5.0">%iDELTA L = left lline {129} over {2*3,14*780 * sqrt{129^{2} - 32^{2}} }  right rline * 14 + left lline {-32} over {2*3,14*780 * sqrt{129^{2} - 32^{2}} }  right rline * (-3) + left lline {-sqrt{129^{2} - 32^{2}}} over {2*3,14*780^{2}}  right rline * 20,5</annotation>
  </semantics>
</math>
</file>

<file path=Object 6/content.xml><?xml version="1.0" encoding="utf-8"?>
<math xmlns="http://www.w3.org/1998/Math/MathML">
  <semantics>
    <mrow>
      <mo stretchy="false">Δ</mo>
      <mrow>
        <mrow>
          <mi>L</mi>
          <mo stretchy="false">=</mo>
          <mrow>
            <mrow>
              <mrow>
                <mn>0,000210735</mn>
                <mo stretchy="false">∗</mo>
                <mn>14</mn>
              </mrow>
              <mo stretchy="false">+</mo>
              <mrow>
                <mn>0,000052275</mn>
                <mo stretchy="false">∗</mo>
                <mrow>
                  <mo stretchy="false">(</mo>
                  <mrow>
                    <mo stretchy="false">−</mo>
                    <mn>3</mn>
                  </mrow>
                  <mo stretchy="false">)</mo>
                </mrow>
              </mrow>
            </mrow>
            <mo stretchy="false">+</mo>
            <mrow>
              <mn>0,000032708</mn>
              <mo stretchy="false">∗</mo>
              <mn>20,5</mn>
            </mrow>
          </mrow>
        </mrow>
        <mo stretchy="false">=</mo>
        <mn>0,003463979</mn>
      </mrow>
      <mi>H</mi>
    </mrow>
    <annotation encoding="StarMath 5.0">%iDELTA L=0,000210735 * 14 + 0,000052275 * (-3) + 0,000032708 * 20,5 = 0,003463979 H</annotation>
  </semantics>
</math>
</file>

<file path=Object 7/content.xml><?xml version="1.0" encoding="utf-8"?>
<math xmlns="http://www.w3.org/1998/Math/MathML">
  <semantics>
    <mrow>
      <mo stretchy="false">Δ</mo>
      <mrow>
        <mi>L</mi>
        <mo stretchy="false">=</mo>
        <mn>3,46</mn>
      </mrow>
      <mi mathvariant="italic">mH</mi>
    </mrow>
    <annotation encoding="StarMath 5.0">%iDELTA L= 3,46 mH</annotation>
  </semantics>
</math>
</file>

<file path=Object 8/content.xml><?xml version="1.0" encoding="utf-8"?>
<math xmlns="http://www.w3.org/1998/Math/MathML">
  <semantics>
    <mrow>
      <mrow>
        <mrow>
          <mi>L</mi>
          <mo stretchy="false">=</mo>
          <mfrac>
            <msqrt>
              <mrow>
                <msup>
                  <mn>129</mn>
                  <mn>2</mn>
                </msup>
                <mo stretchy="false">−</mo>
                <msup>
                  <mn>32</mn>
                  <mn>2</mn>
                </msup>
              </mrow>
            </msqrt>
            <mrow>
              <mrow>
                <mn>2</mn>
                <mo stretchy="false">∗</mo>
                <mn>3,14</mn>
              </mrow>
              <mo stretchy="false">∗</mo>
              <mn>780</mn>
            </mrow>
          </mfrac>
        </mrow>
        <mo stretchy="false">=</mo>
        <mn>0,02551</mn>
      </mrow>
      <mrow>
        <mi>H</mi>
        <mo stretchy="false">=</mo>
        <mn>25,51</mn>
      </mrow>
      <mi mathvariant="italic">mH</mi>
    </mrow>
    <annotation encoding="StarMath 5.0">L = {sqrt{129^{2} - 32^{2}} } over {2 * 3,14 * 780} = 0,02551 H = 25,51 mH</annotation>
  </semantics>
</math>
</file>

<file path=Object 9/content.xml><?xml version="1.0" encoding="utf-8"?>
<math xmlns="http://www.w3.org/1998/Math/MathML">
  <semantics>
    <mrow>
      <mrow>
        <mfrac>
          <mrow>
            <mo stretchy="false">Δ</mo>
            <mi>L</mi>
          </mrow>
          <mi>L</mi>
        </mfrac>
        <mo stretchy="false">=</mo>
        <mfrac>
          <mn>3,46</mn>
          <mn>25,51</mn>
        </mfrac>
      </mrow>
      <mo stretchy="false">=</mo>
      <mn>0,1356</mn>
    </mrow>
    <annotation encoding="StarMath 5.0">{%iDELTA L} over {L} = {3,46} over {25,51}  = 0,1356</annotation>
  </semantics>
</math>
</file>